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" style:family="text">
      <style:text-properties officeooo:rsid="00198e2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ECKLIST PROJET CREATIVE-YUMLAND</text:p>
      <text:p text:style-name="Standard"/>
      <text:p text:style-name="Standard"/>
      <text:p text:style-name="Standard">1) PHASE #1 – HTML / CSS</text:p>
      <text:p text:style-name="Standard"/>
      <text:p text:style-name="Standard">Concept &amp; Design</text:p>
      <text:p text:style-name="Standard">- Choisir le nom du restaurant / site : La Brique Dorée</text:p>
      <text:p text:style-name="Standard"/>
      <text:p text:style-name="Standard">Charte graphique</text:p>
      <text:p text:style-name="Standard">- Choisir la palette de couleurs : <text:span text:style-name="T1">Rouge, Blanc, Jaune</text:span></text:p>
      <text:p text:style-name="Standard">- Définir :</text:p>
      <text:p text:style-name="Standard"><text:s text:c="2"/>- couleurs de fond</text:p>
      <text:p text:style-name="Standard"><text:s text:c="2"/>- couleurs de texte</text:p>
      <text:p text:style-name="Standard"><text:s text:c="2"/>- couleurs des liens (normal / visité)</text:p>
      <text:p text:style-name="Standard"><text:s text:c="2"/>- titres / paragraphes</text:p>
      <text:p text:style-name="Standard"><text:s text:c="2"/>- bordures</text:p>
      <text:p text:style-name="Standard"><text:s text:c="2"/>- tailles de texte</text:p>
      <text:p text:style-name="Standard">- Noter les codes couleurs (#RRGGBB)</text:p>
      <text:p text:style-name="Standard">- Rédiger le document de conception (PDF)</text:p>
      <text:p text:style-name="Standard">- Conserver la version source (docx / odt)</text:p>
      <text:p text:style-name="Standard"/>
      <text:p text:style-name="Standard">Pages HTML (1 fichier par page)</text:p>
      <text:p text:style-name="Standard">- Page d’accueil (nom, recherche, plats mis en avant)</text:p>
      <text:p text:style-name="Standard">- Page produits / carte (recherche + filtres)</text:p>
      <text:p text:style-name="Standard">- Page inscription (formulaire)</text:p>
      <text:p text:style-name="Standard">- Page connexion (formulaire)</text:p>
      <text:p text:style-name="Standard">- Page profil utilisateur (infos, commandes, fidélité, icône crayon non fonctionnelle)</text:p>
      <text:p text:style-name="Standard">- Page administrateur (liste des utilisateurs)</text:p>
      <text:p text:style-name="Standard">- Page commandes restaurateur (à préparer / en livraison)</text:p>
      <text:p text:style-name="Standard">- Page livraison livreur (infos + lien Maps/Waze)</text:p>
      <text:p text:style-name="Standard">- Page notation (livraison + produits)</text:p>
      <text:p text:style-name="Standard"/>
      <text:p text:style-name="Standard">CSS</text:p>
      <text:p text:style-name="Standard">- Un seul fichier CSS commun</text:p>
      <text:p text:style-name="Standard">- Respect strict de la charte graphique</text:p>
      <text:p text:style-name="Standard">- Mise en page cohérente</text:p>
      <text:p text:style-name="Standard">- Responsive (PC / tablette / smartphone)</text:p>
      <text:p text:style-name="Standard"/>
      <text:p text:style-name="Standard">Rapport de projet</text:p>
      <text:p text:style-name="Standard">- Créer le rapport de phase #1 (PDF) :</text:p>
      <text:p text:style-name="Standard"><text:s text:c="2"/>- planning réel</text:p>
      <text:p text:style-name="Standard"><text:s text:c="2"/>- répartition des tâches</text:p>
      <text:p text:style-name="Standard"><text:s text:c="2"/>- Pb rencontrés et solutions apportées.</text:p>
      <text:p text:style-name="Standard"><text:s text:c="2"/></text:p>
      <text:p text:style-name="Standard">- Créer le rapport de charte graphique (PDF)</text:p>
      <text:p text:style-name="Standard"/>
      <text:p text:style-name="Standard">- Conserver la version source (docx / odt)</text:p>
      <text:p text:style-name="Standard"/>
      <text:p text:style-name="Standard">Git</text:p>
      <text:p text:style-name="Standard">- Commits réguliers pendant la phase</text:p>
      <text:p text:style-name="Standard">- Commit final : [phase#1] FIN</text:p>
      <text:p text:style-name="Standard"/>
      <text:p text:style-name="Standard"><text:soft-page-break/>2) PHASE #2 – BACKEND (PHP / DONNÉES)</text:p>
      <text:p text:style-name="Standard"/>
      <text:p text:style-name="Standard">Données</text:p>
      <text:p text:style-name="Standard">- Définir le modèle de données :</text:p>
      <text:p text:style-name="Standard"><text:s text:c="2"/>- utilisateurs</text:p>
      <text:p text:style-name="Standard"><text:s text:c="2"/>- produits</text:p>
      <text:p text:style-name="Standard"><text:s text:c="2"/>- commandes</text:p>
      <text:p text:style-name="Standard"><text:s text:c="2"/>- rôles</text:p>
      <text:p text:style-name="Standard"><text:s text:c="2"/>- fidélité</text:p>
      <text:p text:style-name="Standard">- Mettre en place le stockage (BDD / JSON)</text:p>
      <text:p text:style-name="Standard"/>
      <text:p text:style-name="Standard">Authentification</text:p>
      <text:p text:style-name="Standard">- Inscription fonctionnelle</text:p>
      <text:p text:style-name="Standard">- Connexion fonctionnelle</text:p>
      <text:p text:style-name="Standard">- Gestion des rôles (client / admin / restaurateur / livreur)</text:p>
      <text:p text:style-name="Standard"/>
      <text:p text:style-name="Standard">Fonctionnalités serveur</text:p>
      <text:p text:style-name="Standard">- Accès profil utilisateur</text:p>
      <text:p text:style-name="Standard">- Accès admin à la liste des utilisateurs</text:p>
      <text:p text:style-name="Standard">- Accès restaurateur aux commandes</text:p>
      <text:p text:style-name="Standard">- Accès livreur aux livraisons</text:p>
      <text:p text:style-name="Standard">- Restrictions d’accès selon le rôle</text:p>
      <text:p text:style-name="Standard"/>
      <text:p text:style-name="Standard">Git</text:p>
      <text:p text:style-name="Standard">- Commit : [phase#2] DEBUT</text:p>
      <text:p text:style-name="Standard">- Commits réguliers</text:p>
      <text:p text:style-name="Standard">- Commit : [phase#2] FIN</text:p>
      <text:p text:style-name="Standard"/>
      <text:p text:style-name="Standard">3) PHASE #3 – JAVASCRIPT / AJAX</text:p>
      <text:p text:style-name="Standard"/>
      <text:p text:style-name="Standard">JavaScript &amp; DOM</text:p>
      <text:p text:style-name="Standard">- Dynamiser les pages</text:p>
      <text:p text:style-name="Standard">- Modification du profil utilisateur</text:p>
      <text:p text:style-name="Standard">- Changement du statut des commandes</text:p>
      <text:p text:style-name="Standard">- Validation de la livraison</text:p>
      <text:p text:style-name="Standard">- Mise à jour sans rechargement de page</text:p>
      <text:p text:style-name="Standard"/>
      <text:p text:style-name="Standard">Requêtes asynchrones</text:p>
      <text:p text:style-name="Standard">- Requêtes AJAX / fetch</text:p>
      <text:p text:style-name="Standard">- Récupération des données serveur</text:p>
      <text:p text:style-name="Standard">- Mise à jour dynamique de l’interface</text:p>
      <text:p text:style-name="Standard"/>
      <text:p text:style-name="Standard">Git</text:p>
      <text:p text:style-name="Standard">- Commit : [phase#3] DEBUT</text:p>
      <text:p text:style-name="Standard">- Commits réguliers</text:p>
      <text:p text:style-name="Standard">- Commit : [phase#3] FIN</text:p>
      <text:p text:style-name="Standard"/>
      <text:p text:style-name="Standard">4) PHASE #4 – BONNES PRATIQUES &amp; FINALISATION</text:p>
      <text:p text:style-name="Standard">- Code propre et lisible</text:p>
      <text:p text:style-name="Standard">- Nommage clair des fichiers et variables</text:p>
      <text:p text:style-name="Standard">- Séparation HTML / CSS / JS / PHP</text:p>
      <text:p text:style-name="Standard">- Suppression du code inutile</text:p>
      <text:p text:style-name="Standard"><text:soft-page-break/>- Sécurité minimale (sessions, accès)</text:p>
      <text:p text:style-name="Standard">- Tests sur tous les rôles</text:p>
      <text:p text:style-name="Standard">- Vérification responsive</text:p>
      <text:p text:style-name="Standard">- Mise à jour du rapport de projet</text:p>
      <text:p text:style-name="Standard">- Commit : [phase#4] FIN</text:p>
      <text:p text:style-name="Standard"/>
      <text:p text:style-name="Standard">5) SOUTENANCE FINALE</text:p>
      <text:p text:style-name="Standard">- Présentation fonctionnelle du site</text:p>
      <text:p text:style-name="Standard">- Présentation technique</text:p>
      <text:p text:style-name="Standard">- Démonstration en direct</text:p>
      <text:p text:style-name="Standard">- Réalisation de scénarios imposés</text:p>
      <text:p text:style-name="Standard">- Implémentation d’une fonctionnalité innovante</text:p>
      <text:p text:style-name="Standard">- Explication de la fonctionnalité innovante</text:p>
      <text:p text:style-name="Standard">- Préparer la répartition des pourcentages d’investissement du groupe</text:p>
      <text:p text:style-name="Standard"/>
      <text:p text:style-name="Standard">RÈGLES IMPORTANTES</text:p>
      <text:p text:style-name="Standard">- Commits fréquents obligatoires</text:p>
      <text:p text:style-name="Standard">- Aucun commit après deadline évalué</text:p>
      <text:p text:style-name="Standard">- Commits de début et fin de phase obligatoires</text:p>
      <text:p text:style-name="Standard">- Tout le code et les documents doivent être sur le dépôt</text:p>
      <text:p text:style-name="Standard">- Conserver tous les PDF + fichiers source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AR PL KaitiM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AR PL KaitiM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7T13:42:43.475261210</meta:creation-date>
    <dc:date>2026-01-27T14:04:05.089405801</dc:date>
    <meta:editing-duration>PT19M15S</meta:editing-duration>
    <meta:editing-cycles>3</meta:editing-cycles>
    <meta:generator>LibreOffice/7.0.4.2$Linux_X86_64 LibreOffice_project/00$Build-2</meta:generator>
    <meta:document-statistic meta:table-count="0" meta:image-count="0" meta:object-count="0" meta:page-count="3" meta:paragraph-count="104" meta:word-count="543" meta:character-count="3177" meta:non-whitespace-character-count="2703"/>
  </office:meta>
</office:document-meta>
</file>